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amada 1</text:p>
          </table:table-cell>
          <table:table-cell office:value-type="string" calcext:value-type="string">
            <text:p>Camada 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Config 1</text:p>
          </table:table-cell>
          <table:table-cell office:value-type="float" office:value="0.8736" calcext:value-type="float">
            <text:p>0,8736</text:p>
          </table:table-cell>
          <table:table-cell office:value-type="float" office:value="1.83768" calcext:value-type="float">
            <text:p>1,83768</text:p>
          </table:table-cell>
          <table:table-cell office:value-type="float" office:value="0.142149" calcext:value-type="float">
            <text:p>0,1421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office:value-type="float" office:value="0.8736" calcext:value-type="float">
            <text:p>0,8736</text:p>
          </table:table-cell>
          <table:table-cell office:value-type="float" office:value="1.83768" calcext:value-type="float">
            <text:p>1,83768</text:p>
          </table:table-cell>
          <table:table-cell office:value-type="float" office:value="0.159776" calcext:value-type="float">
            <text:p>0,1597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2"/>
          <table:table-cell office:value-type="float" office:value="0.240789" calcext:value-type="float">
            <text:p>0,2407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2"/>
          <table:table-cell office:value-type="float" office:value="0.245779" calcext:value-type="float">
            <text:p>0,2457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2"/>
          <table:table-cell office:value-type="float" office:value="0.211453" calcext:value-type="float">
            <text:p>0,211453</text:p>
          </table:table-cell>
          <table:table-cell table:number-columns-repeated="2"/>
          <table:table-cell office:value-type="float" office:value="5.6283" calcext:value-type="float">
            <text:p>5,6283</text:p>
          </table:table-cell>
          <table:table-cell table:formula="of:=[.K11]-[.K12]" office:value-type="float" office:value="3.7519117" calcext:value-type="float">
            <text:p>3,7519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2"/>
          <table:table-cell office:value-type="float" office:value="0.230243" calcext:value-type="float">
            <text:p>0,230243</text:p>
          </table:table-cell>
          <table:table-cell table:number-columns-repeated="2"/>
          <table:table-cell office:value-type="float" office:value="1.8763883" calcext:value-type="float">
            <text:p>1,876388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2"/>
          <table:table-cell office:value-type="float" office:value="0.212559" calcext:value-type="float">
            <text:p>0,2125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2"/>
          <table:table-cell office:value-type="float" office:value="0.211598" calcext:value-type="float">
            <text:p>0,2115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fig 2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fig 3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fig 4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fig 5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fig 6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fig 7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fig 8</text:p>
          </table:table-cell>
          <table:table-cell office:value-type="string" calcext:value-type="string">
            <text:p>Config 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nfig 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01:46:47.1886870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03:56:40.696695143</meta:creation-date>
    <dc:date>2020-06-13T02:50:52.638656744</dc:date>
    <meta:editing-duration>PT15M48S</meta:editing-duration>
    <meta:editing-cycles>4</meta:editing-cycles>
    <meta:generator>LibreOffice/6.4.2.2$Linux_X86_64 LibreOffice_project/40$Build-2</meta:generator>
    <meta:document-statistic meta:table-count="1" meta:cell-count="92" meta:object-count="0"/>
  </office:meta>
</office:document-meta>
</file>